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9cm"/>
    </style:style>
    <style:style style:name="co2" style:family="table-column">
      <style:table-column-properties fo:break-before="auto" style:column-width="3.454cm"/>
    </style:style>
    <style:style style:name="co3" style:family="table-column">
      <style:table-column-properties fo:break-before="auto" style:column-width="3.277cm"/>
    </style:style>
    <style:style style:name="co4" style:family="table-column">
      <style:table-column-properties fo:break-before="auto" style:column-width="3.498cm"/>
    </style:style>
    <style:style style:name="co5" style:family="table-column">
      <style:table-column-properties fo:break-before="auto" style:column-width="3.143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7" table:number-columns-repeated="5" table:default-cell-style-name="Default"/>
        <table:table-row table:style-name="ro1">
          <table:table-cell office:value-type="string">
            <text:p>Catalog_name</text:p>
          </table:table-cell>
          <table:table-cell office:value-type="string">
            <text:p>rms_Taper_noPB</text:p>
          </table:table-cell>
          <table:table-cell office:value-type="string">
            <text:p>Peak_Taper_noPB</text:p>
          </table:table-cell>
          <table:table-cell office:value-type="string">
            <text:p>Dpeak_Taper_noPB</text:p>
          </table:table-cell>
          <table:table-cell office:value-type="string">
            <text:p>Flux_Taper_noPB</text:p>
          </table:table-cell>
          <table:table-cell office:value-type="string">
            <text:p>Dflux_Taper_noPB</text:p>
          </table:table-cell>
          <table:table-cell office:value-type="string">
            <text:p>rms_Taper</text:p>
          </table:table-cell>
          <table:table-cell office:value-type="string">
            <text:p>Peak_Taper</text:p>
          </table:table-cell>
          <table:table-cell office:value-type="string">
            <text:p>Dpeak_Taper</text:p>
          </table:table-cell>
          <table:table-cell office:value-type="string">
            <text:p>Flux_Taper</text:p>
          </table:table-cell>
          <table:table-cell office:value-type="string">
            <text:p>Dflux_Taper</text:p>
          </table:table-cell>
          <table:table-cell office:value-type="string">
            <text:p>VLA_2011</text:p>
          </table:table-cell>
          <table:table-cell office:value-type="string">
            <text:p>VLBI/VLA_noPB</text:p>
          </table:table-cell>
          <table:table-cell office:value-type="string">
            <text:p>VLBI/VLA_PB</text:p>
          </table:table-cell>
          <table:table-cell table:number-columns-repeated="4"/>
        </table:table-row>
        <table:table-row table:style-name="ro2">
          <table:table-cell office:value-type="string">
            <text:p>HDFC0015</text:p>
          </table:table-cell>
          <table:table-cell office:value-type="string">
            <text:p>1.15317604298e-05</text:p>
          </table:table-cell>
          <table:table-cell office:value-type="float" office:value="76.057">
            <text:p>76.057</text:p>
          </table:table-cell>
          <table:table-cell office:value-type="float" office:value="10.796">
            <text:p>10.796</text:p>
          </table:table-cell>
          <table:table-cell office:value-type="float" office:value="112.075">
            <text:p>112.075</text:p>
          </table:table-cell>
          <table:table-cell office:value-type="float" office:value="24.426">
            <text:p>24.426</text:p>
          </table:table-cell>
          <table:table-cell office:value-type="string">
            <text:p>1.37455754686e-05</text:p>
          </table:table-cell>
          <table:table-cell office:value-type="float" office:value="102.249">
            <text:p>102.249</text:p>
          </table:table-cell>
          <table:table-cell office:value-type="float" office:value="14.609">
            <text:p>14.609</text:p>
          </table:table-cell>
          <table:table-cell office:value-type="float" office:value="144.82">
            <text:p>144.82</text:p>
          </table:table-cell>
          <table:table-cell office:value-type="float" office:value="32.135">
            <text:p>32.135</text:p>
          </table:table-cell>
          <table:table-cell table:number-columns-repeated="7"/>
        </table:table-row>
        <table:table-row table:style-name="ro2">
          <table:table-cell office:value-type="string">
            <text:p>HDFC0033</text:p>
          </table:table-cell>
          <table:table-cell office:value-type="string">
            <text:p>1.15671371311e-05</text:p>
          </table:table-cell>
          <table:table-cell office:value-type="float" office:value="79.894">
            <text:p>79.894</text:p>
          </table:table-cell>
          <table:table-cell office:value-type="float" office:value="10.296">
            <text:p>10.296</text:p>
          </table:table-cell>
          <table:table-cell office:value-type="float" office:value="113.449">
            <text:p>113.449</text:p>
          </table:table-cell>
          <table:table-cell office:value-type="float" office:value="22.69">
            <text:p>22.69</text:p>
          </table:table-cell>
          <table:table-cell office:value-type="string">
            <text:p>1.21671352505e-05</text:p>
          </table:table-cell>
          <table:table-cell office:value-type="float" office:value="89.467">
            <text:p>89.467</text:p>
          </table:table-cell>
          <table:table-cell office:value-type="float" office:value="11.295">
            <text:p>11.295</text:p>
          </table:table-cell>
          <table:table-cell office:value-type="float" office:value="121.027">
            <text:p>121.027</text:p>
          </table:table-cell>
          <table:table-cell office:value-type="float" office:value="24.054">
            <text:p>24.054</text:p>
          </table:table-cell>
          <table:table-cell table:number-columns-repeated="7"/>
        </table:table-row>
        <table:table-row table:style-name="ro2">
          <table:table-cell office:value-type="string">
            <text:p>HDFC0037</text:p>
          </table:table-cell>
          <table:table-cell office:value-type="string">
            <text:p>1.12354556445e-05</text:p>
          </table:table-cell>
          <table:table-cell office:value-type="float" office:value="108.513">
            <text:p>108.513</text:p>
          </table:table-cell>
          <table:table-cell office:value-type="float" office:value="10.745">
            <text:p>10.745</text:p>
          </table:table-cell>
          <table:table-cell office:value-type="float" office:value="142.122">
            <text:p>142.122</text:p>
          </table:table-cell>
          <table:table-cell office:value-type="float" office:value="22.371">
            <text:p>22.371</text:p>
          </table:table-cell>
          <table:table-cell office:value-type="string">
            <text:p>1.15067268392e-05</text:p>
          </table:table-cell>
          <table:table-cell office:value-type="float" office:value="123.073">
            <text:p>123.073</text:p>
          </table:table-cell>
          <table:table-cell office:value-type="float" office:value="11.907">
            <text:p>11.907</text:p>
          </table:table-cell>
          <table:table-cell office:value-type="float" office:value="154.86">
            <text:p>154.86</text:p>
          </table:table-cell>
          <table:table-cell office:value-type="float" office:value="24.109">
            <text:p>24.109</text:p>
          </table:table-cell>
          <table:table-cell office:value-type="float" office:value="219">
            <text:p>219</text:p>
          </table:table-cell>
          <table:table-cell table:formula="of:=[.C4]/[.L4]" office:value-type="float" office:value="0.495493150684932">
            <text:p>0.4954931507</text:p>
          </table:table-cell>
          <table:table-cell table:formula="of:=[.H4]/[.L4]" office:value-type="float" office:value="0.561977168949772">
            <text:p>0.5619771689</text:p>
          </table:table-cell>
          <table:table-cell table:number-columns-repeated="4"/>
        </table:table-row>
        <table:table-row table:style-name="ro2">
          <table:table-cell office:value-type="string">
            <text:p>HDFC0058</text:p>
          </table:table-cell>
          <table:table-cell office:value-type="string">
            <text:p>8.82805306732e-06</text:p>
          </table:table-cell>
          <table:table-cell office:value-type="float" office:value="56.389">
            <text:p>56.389</text:p>
          </table:table-cell>
          <table:table-cell office:value-type="float" office:value="9.403">
            <text:p>9.403</text:p>
          </table:table-cell>
          <table:table-cell office:value-type="float" office:value="76.502">
            <text:p>76.502</text:p>
          </table:table-cell>
          <table:table-cell office:value-type="float" office:value="20.065">
            <text:p>20.065</text:p>
          </table:table-cell>
          <table:table-cell office:value-type="string">
            <text:p>1.02051162405e-05</text:p>
          </table:table-cell>
          <table:table-cell office:value-type="float" office:value="62.325">
            <text:p>62.325</text:p>
          </table:table-cell>
          <table:table-cell office:value-type="float" office:value="10.662">
            <text:p>10.662</text:p>
          </table:table-cell>
          <table:table-cell office:value-type="float" office:value="85.788">
            <text:p>85.788</text:p>
          </table:table-cell>
          <table:table-cell office:value-type="float" office:value="22.985">
            <text:p>22.985</text:p>
          </table:table-cell>
          <table:table-cell/>
          <table:table-cell table:formula="of:=[.C5]/[.L5]" office:value-type="float" office:value="0">
            <text:p>#DIV/0!</text:p>
          </table:table-cell>
          <table:table-cell table:formula="of:=[.H5]/[.L5]" office:value-type="float" office:value="0">
            <text:p>#DIV/0!</text:p>
          </table:table-cell>
          <table:table-cell table:number-columns-repeated="4"/>
        </table:table-row>
        <table:table-row table:style-name="ro2">
          <table:table-cell office:value-type="string">
            <text:p>HDFC0068</text:p>
          </table:table-cell>
          <table:table-cell office:value-type="string">
            <text:p>9.55022621712e-06</text:p>
          </table:table-cell>
          <table:table-cell office:value-type="float" office:value="171.849">
            <text:p>171.849</text:p>
          </table:table-cell>
          <table:table-cell office:value-type="float" office:value="10.123">
            <text:p>10.123</text:p>
          </table:table-cell>
          <table:table-cell office:value-type="float" office:value="214.768">
            <text:p>214.768</text:p>
          </table:table-cell>
          <table:table-cell office:value-type="float" office:value="20.4">
            <text:p>20.4</text:p>
          </table:table-cell>
          <table:table-cell office:value-type="string">
            <text:p>1.03822279078e-05</text:p>
          </table:table-cell>
          <table:table-cell office:value-type="float" office:value="198.776">
            <text:p>198.776</text:p>
          </table:table-cell>
          <table:table-cell office:value-type="float" office:value="10.946">
            <text:p>10.946</text:p>
          </table:table-cell>
          <table:table-cell office:value-type="float" office:value="240.352">
            <text:p>240.352</text:p>
          </table:table-cell>
          <table:table-cell office:value-type="float" office:value="21.563">
            <text:p>21.563</text:p>
          </table:table-cell>
          <table:table-cell office:value-type="float" office:value="231.6">
            <text:p>231.6</text:p>
          </table:table-cell>
          <table:table-cell table:formula="of:=[.C6]/[.L6]" office:value-type="float" office:value="0.742007772020725">
            <text:p>0.742007772</text:p>
          </table:table-cell>
          <table:table-cell table:formula="of:=[.H6]/[.L6]" office:value-type="float" office:value="0.858272884283247">
            <text:p>0.8582728843</text:p>
          </table:table-cell>
          <table:table-cell table:number-columns-repeated="4"/>
        </table:table-row>
        <table:table-row table:style-name="ro2">
          <table:table-cell office:value-type="string">
            <text:p>HDFC0075</text:p>
          </table:table-cell>
          <table:table-cell office:value-type="string">
            <text:p>1.02288245937e-05</text:p>
          </table:table-cell>
          <table:table-cell office:value-type="float" office:value="168.986">
            <text:p>168.986</text:p>
          </table:table-cell>
          <table:table-cell office:value-type="float" office:value="11.211">
            <text:p>11.211</text:p>
          </table:table-cell>
          <table:table-cell office:value-type="float" office:value="224.84">
            <text:p>224.84</text:p>
          </table:table-cell>
          <table:table-cell office:value-type="float" office:value="23.6">
            <text:p>23.6</text:p>
          </table:table-cell>
          <table:table-cell office:value-type="string">
            <text:p>1.16114942137e-05</text:p>
          </table:table-cell>
          <table:table-cell office:value-type="float" office:value="182.281">
            <text:p>182.281</text:p>
          </table:table-cell>
          <table:table-cell office:value-type="float" office:value="11.133">
            <text:p>11.133</text:p>
          </table:table-cell>
          <table:table-cell office:value-type="float" office:value="225.638">
            <text:p>225.638</text:p>
          </table:table-cell>
          <table:table-cell office:value-type="float" office:value="22.288">
            <text:p>22.288</text:p>
          </table:table-cell>
          <table:table-cell office:value-type="float" office:value="143.4">
            <text:p>143.4</text:p>
          </table:table-cell>
          <table:table-cell table:formula="of:=[.C7]/[.L7]" office:value-type="float" office:value="1.1784239888424">
            <text:p>1.1784239888</text:p>
          </table:table-cell>
          <table:table-cell table:formula="of:=[.H7]/[.L7]" office:value-type="float" office:value="1.27113668061367">
            <text:p>1.2711366806</text:p>
          </table:table-cell>
          <table:table-cell table:number-columns-repeated="4"/>
        </table:table-row>
        <table:table-row table:style-name="ro2">
          <table:table-cell office:value-type="string">
            <text:p>HDFC0084</text:p>
          </table:table-cell>
          <table:table-cell office:value-type="string">
            <text:p>7.67214385494e-06</text:p>
          </table:table-cell>
          <table:table-cell office:value-type="float" office:value="81.044">
            <text:p>81.044</text:p>
          </table:table-cell>
          <table:table-cell office:value-type="float" office:value="8.908">
            <text:p>8.908</text:p>
          </table:table-cell>
          <table:table-cell office:value-type="float" office:value="118.538">
            <text:p>118.538</text:p>
          </table:table-cell>
          <table:table-cell office:value-type="float" office:value="20.048">
            <text:p>20.048</text:p>
          </table:table-cell>
          <table:table-cell office:value-type="string">
            <text:p>1.17449244609e-05</text:p>
          </table:table-cell>
          <table:table-cell office:value-type="float" office:value="106.611">
            <text:p>106.611</text:p>
          </table:table-cell>
          <table:table-cell office:value-type="float" office:value="11.015">
            <text:p>11.015</text:p>
          </table:table-cell>
          <table:table-cell office:value-type="float" office:value="160.872">
            <text:p>160.872</text:p>
          </table:table-cell>
          <table:table-cell office:value-type="float" office:value="25.346">
            <text:p>25.346</text:p>
          </table:table-cell>
          <table:table-cell office:value-type="float" office:value="165.6">
            <text:p>165.6</text:p>
          </table:table-cell>
          <table:table-cell table:formula="of:=[.C8]/[.L8]" office:value-type="float" office:value="0.4893961352657">
            <text:p>0.4893961353</text:p>
          </table:table-cell>
          <table:table-cell table:formula="of:=[.H8]/[.L8]" office:value-type="float" office:value="0.643786231884058">
            <text:p>0.6437862319</text:p>
          </table:table-cell>
          <table:table-cell table:number-columns-repeated="4"/>
        </table:table-row>
        <table:table-row table:style-name="ro2">
          <table:table-cell office:value-type="string">
            <text:p>HDFC0085</text:p>
          </table:table-cell>
          <table:table-cell office:value-type="string">
            <text:p>1.01609454597e-05</text:p>
          </table:table-cell>
          <table:table-cell office:value-type="float" office:value="104.061">
            <text:p>104.061</text:p>
          </table:table-cell>
          <table:table-cell office:value-type="float" office:value="11.229">
            <text:p>11.229</text:p>
          </table:table-cell>
          <table:table-cell office:value-type="float" office:value="155.254">
            <text:p>155.254</text:p>
          </table:table-cell>
          <table:table-cell office:value-type="float" office:value="25.63">
            <text:p>25.63</text:p>
          </table:table-cell>
          <table:table-cell office:value-type="string">
            <text:p>1.34899216587e-05</text:p>
          </table:table-cell>
          <table:table-cell office:value-type="float" office:value="130.362">
            <text:p>130.362</text:p>
          </table:table-cell>
          <table:table-cell office:value-type="float" office:value="13.648">
            <text:p>13.648</text:p>
          </table:table-cell>
          <table:table-cell office:value-type="float" office:value="182.478">
            <text:p>182.478</text:p>
          </table:table-cell>
          <table:table-cell office:value-type="float" office:value="29.773">
            <text:p>29.773</text:p>
          </table:table-cell>
          <table:table-cell office:value-type="float" office:value="231.7">
            <text:p>231.7</text:p>
          </table:table-cell>
          <table:table-cell table:formula="of:=[.C9]/[.L9]" office:value-type="float" office:value="0.44911955114372">
            <text:p>0.4491195511</text:p>
          </table:table-cell>
          <table:table-cell table:formula="of:=[.H9]/[.L9]" office:value-type="float" office:value="0.562632714717307">
            <text:p>0.5626327147</text:p>
          </table:table-cell>
          <table:table-cell/>
          <table:table-cell table:style-name="ce1" office:value-type="string">
            <text:p>VLBI/VLA_noPB</text:p>
          </table:table-cell>
          <table:table-cell table:style-name="ce1" office:value-type="string">
            <text:p>VLBI/VLA_PB</text:p>
          </table:table-cell>
          <table:table-cell/>
        </table:table-row>
        <table:table-row table:style-name="ro2">
          <table:table-cell office:value-type="string">
            <text:p>HDFC0095</text:p>
          </table:table-cell>
          <table:table-cell office:value-type="string">
            <text:p>1.02436885419e-05</text:p>
          </table:table-cell>
          <table:table-cell office:value-type="float" office:value="283">
            <text:p>283</text:p>
          </table:table-cell>
          <table:table-cell office:value-type="float" office:value="0.01">
            <text:p>0.01</text:p>
          </table:table-cell>
          <table:table-cell office:value-type="float" office:value="315">
            <text:p>315</text:p>
          </table:table-cell>
          <table:table-cell office:value-type="float" office:value="0.019">
            <text:p>0.019</text:p>
          </table:table-cell>
          <table:table-cell office:value-type="string">
            <text:p>1.07841036283e-05</text:p>
          </table:table-cell>
          <table:table-cell office:value-type="float" office:value="332">
            <text:p>332</text:p>
          </table:table-cell>
          <table:table-cell office:value-type="float" office:value="11">
            <text:p>11</text:p>
          </table:table-cell>
          <table:table-cell office:value-type="float" office:value="356">
            <text:p>356</text:p>
          </table:table-cell>
          <table:table-cell office:value-type="float" office:value="20">
            <text:p>20</text:p>
          </table:table-cell>
          <table:table-cell office:value-type="float" office:value="400.1">
            <text:p>400.1</text:p>
          </table:table-cell>
          <table:table-cell table:formula="of:=[.C10]/[.L10]" office:value-type="float" office:value="0.707323169207698">
            <text:p>0.7073231692</text:p>
          </table:table-cell>
          <table:table-cell table:formula="of:=[.H10]/[.L10]" office:value-type="float" office:value="0.829792551862034">
            <text:p>0.8297925519</text:p>
          </table:table-cell>
          <table:table-cell/>
          <table:table-cell office:value-type="float" office:value="0.495493150684932">
            <text:p>0.4954931507</text:p>
          </table:table-cell>
          <table:table-cell office:value-type="float" office:value="0.561977168949772">
            <text:p>0.5619771689</text:p>
          </table:table-cell>
          <table:table-cell/>
        </table:table-row>
        <table:table-row table:style-name="ro2">
          <table:table-cell office:value-type="string">
            <text:p>HDFC0153</text:p>
          </table:table-cell>
          <table:table-cell office:value-type="string">
            <text:p>8.26781666016e-06</text:p>
          </table:table-cell>
          <table:table-cell office:value-type="float" office:value="92.437">
            <text:p>92.437</text:p>
          </table:table-cell>
          <table:table-cell office:value-type="float" office:value="8.279">
            <text:p>8.279</text:p>
          </table:table-cell>
          <table:table-cell office:value-type="float" office:value="120.245">
            <text:p>120.245</text:p>
          </table:table-cell>
          <table:table-cell office:value-type="float" office:value="17.156">
            <text:p>17.156</text:p>
          </table:table-cell>
          <table:table-cell office:value-type="string">
            <text:p>1.3728071526e-05</text:p>
          </table:table-cell>
          <table:table-cell office:value-type="float" office:value="150.899">
            <text:p>150.899</text:p>
          </table:table-cell>
          <table:table-cell office:value-type="float" office:value="13.05">
            <text:p>13.05</text:p>
          </table:table-cell>
          <table:table-cell office:value-type="float" office:value="203.77">
            <text:p>203.77</text:p>
          </table:table-cell>
          <table:table-cell office:value-type="float" office:value="27.758">
            <text:p>27.758</text:p>
          </table:table-cell>
          <table:table-cell office:value-type="float" office:value="310.3">
            <text:p>310.3</text:p>
          </table:table-cell>
          <table:table-cell table:formula="of:=[.C11]/[.L11]" office:value-type="float" office:value="0.297895584917821">
            <text:p>0.2978955849</text:p>
          </table:table-cell>
          <table:table-cell table:formula="of:=[.H11]/[.L11]" office:value-type="float" office:value="0.486300354495649">
            <text:p>0.4863003545</text:p>
          </table:table-cell>
          <table:table-cell/>
          <table:table-cell office:value-type="float" office:value="0.742007772020725">
            <text:p>0.742007772</text:p>
          </table:table-cell>
          <table:table-cell office:value-type="float" office:value="0.858272884283247">
            <text:p>0.8582728843</text:p>
          </table:table-cell>
          <table:table-cell office:value-type="float" office:value="0.561977168949772">
            <text:p>0.5619771689</text:p>
          </table:table-cell>
        </table:table-row>
        <table:table-row table:style-name="ro2">
          <table:table-cell office:value-type="string">
            <text:p>HDFC0155</text:p>
          </table:table-cell>
          <table:table-cell office:value-type="string">
            <text:p>5.66697994837e-06</text:p>
          </table:table-cell>
          <table:table-cell office:value-type="float" office:value="108.694">
            <text:p>108.694</text:p>
          </table:table-cell>
          <table:table-cell office:value-type="float" office:value="5.513">
            <text:p>5.513</text:p>
          </table:table-cell>
          <table:table-cell office:value-type="float" office:value="139.521">
            <text:p>139.521</text:p>
          </table:table-cell>
          <table:table-cell office:value-type="float" office:value="11.318">
            <text:p>11.318</text:p>
          </table:table-cell>
          <table:table-cell office:value-type="string">
            <text:p>9.91646457815e-06</text:p>
          </table:table-cell>
          <table:table-cell office:value-type="float" office:value="187.164">
            <text:p>187.164</text:p>
          </table:table-cell>
          <table:table-cell office:value-type="float" office:value="9.431">
            <text:p>9.431</text:p>
          </table:table-cell>
          <table:table-cell office:value-type="float" office:value="289.613">
            <text:p>289.613</text:p>
          </table:table-cell>
          <table:table-cell office:value-type="float" office:value="22.095">
            <text:p>22.095</text:p>
          </table:table-cell>
          <table:table-cell office:value-type="float" office:value="470.1">
            <text:p>470.1</text:p>
          </table:table-cell>
          <table:table-cell table:formula="of:=[.C12]/[.L12]" office:value-type="float" office:value="0.231214635184003">
            <text:p>0.2312146352</text:p>
          </table:table-cell>
          <table:table-cell table:formula="of:=[.H12]/[.L12]" office:value-type="float" office:value="0.398136566687939">
            <text:p>0.3981365667</text:p>
          </table:table-cell>
          <table:table-cell/>
          <table:table-cell office:value-type="float" office:value="1.1784239888424">
            <text:p>1.1784239888</text:p>
          </table:table-cell>
          <table:table-cell office:value-type="float" office:value="1.27113668061367">
            <text:p>1.2711366806</text:p>
          </table:table-cell>
          <table:table-cell office:value-type="float" office:value="0.858272884283247">
            <text:p>0.8582728843</text:p>
          </table:table-cell>
        </table:table-row>
        <table:table-row table:style-name="ro2">
          <table:table-cell office:value-type="string">
            <text:p>HDFC0161</text:p>
          </table:table-cell>
          <table:table-cell office:value-type="string">
            <text:p>7.39487231517e-06</text:p>
          </table:table-cell>
          <table:table-cell office:value-type="float" office:value="245">
            <text:p>245</text:p>
          </table:table-cell>
          <table:table-cell office:value-type="float" office:value="0.008">
            <text:p>0.008</text:p>
          </table:table-cell>
          <table:table-cell office:value-type="float" office:value="245">
            <text:p>245</text:p>
          </table:table-cell>
          <table:table-cell office:value-type="float" office:value="0.014">
            <text:p>0.014</text:p>
          </table:table-cell>
          <table:table-cell office:value-type="string">
            <text:p>1.30144573659e-05</text:p>
          </table:table-cell>
          <table:table-cell office:value-type="float" office:value="360">
            <text:p>360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24">
            <text:p>24</text:p>
          </table:table-cell>
          <table:table-cell office:value-type="float" office:value="1726">
            <text:p>1726</text:p>
          </table:table-cell>
          <table:table-cell table:formula="of:=[.C13]/[.L13]" office:value-type="float" office:value="0.141946697566628">
            <text:p>0.1419466976</text:p>
          </table:table-cell>
          <table:table-cell table:formula="of:=[.H13]/[.L13]" office:value-type="float" office:value="0.208574739281576">
            <text:p>0.2085747393</text:p>
          </table:table-cell>
          <table:table-cell/>
          <table:table-cell office:value-type="float" office:value="0.4893961352657">
            <text:p>0.4893961353</text:p>
          </table:table-cell>
          <table:table-cell table:number-columns-repeated="2" office:value-type="float" office:value="0.643786231884058">
            <text:p>0.6437862319</text:p>
          </table:table-cell>
        </table:table-row>
        <table:table-row table:style-name="ro2">
          <table:table-cell office:value-type="string">
            <text:p>HDFC0169</text:p>
          </table:table-cell>
          <table:table-cell office:value-type="string">
            <text:p>5.82690355997e-06</text:p>
          </table:table-cell>
          <table:table-cell office:value-type="float" office:value="105.583">
            <text:p>105.583</text:p>
          </table:table-cell>
          <table:table-cell office:value-type="float" office:value="5.49">
            <text:p>5.49</text:p>
          </table:table-cell>
          <table:table-cell office:value-type="float" office:value="114.827">
            <text:p>114.827</text:p>
          </table:table-cell>
          <table:table-cell office:value-type="float" office:value="10.06">
            <text:p>10.06</text:p>
          </table:table-cell>
          <table:table-cell office:value-type="string">
            <text:p>1.00069052837e-05</text:p>
          </table:table-cell>
          <table:table-cell office:value-type="float" office:value="188.107">
            <text:p>188.107</text:p>
          </table:table-cell>
          <table:table-cell office:value-type="float" office:value="9.592">
            <text:p>9.592</text:p>
          </table:table-cell>
          <table:table-cell office:value-type="float" office:value="236.881">
            <text:p>236.881</text:p>
          </table:table-cell>
          <table:table-cell office:value-type="float" office:value="19.432">
            <text:p>19.432</text:p>
          </table:table-cell>
          <table:table-cell office:value-type="float" office:value="268.4">
            <text:p>268.4</text:p>
          </table:table-cell>
          <table:table-cell table:formula="of:=[.C14]/[.L14]" office:value-type="float" office:value="0.393379284649776">
            <text:p>0.3933792846</text:p>
          </table:table-cell>
          <table:table-cell table:formula="of:=[.H14]/[.L14]" office:value-type="float" office:value="0.700845752608048">
            <text:p>0.7008457526</text:p>
          </table:table-cell>
          <table:table-cell/>
          <table:table-cell office:value-type="float" office:value="0.44911955114372">
            <text:p>0.4491195511</text:p>
          </table:table-cell>
          <table:table-cell table:number-columns-repeated="2" office:value-type="float" office:value="0.562632714717307">
            <text:p>0.5626327147</text:p>
          </table:table-cell>
        </table:table-row>
        <table:table-row table:style-name="ro2">
          <table:table-cell office:value-type="string">
            <text:p>HDFC0184</text:p>
          </table:table-cell>
          <table:table-cell office:value-type="string">
            <text:p>7.1113106671e-06</text:p>
          </table:table-cell>
          <table:table-cell office:value-type="float" office:value="44.574">
            <text:p>44.574</text:p>
          </table:table-cell>
          <table:table-cell office:value-type="float" office:value="7.299">
            <text:p>7.299</text:p>
          </table:table-cell>
          <table:table-cell office:value-type="float" office:value="71.784">
            <text:p>71.784</text:p>
          </table:table-cell>
          <table:table-cell office:value-type="float" office:value="17.6">
            <text:p>17.6</text:p>
          </table:table-cell>
          <table:table-cell/>
          <table:table-cell/>
          <table:table-cell table:number-columns-repeated="3"/>
          <table:table-cell/>
          <table:table-cell table:formula="of:=[.C15]/[.L15]" office:value-type="float" office:value="0">
            <text:p>#DIV/0!</text:p>
          </table:table-cell>
          <table:table-cell table:formula="of:=[.H15]/[.L15]" office:value-type="float" office:value="0">
            <text:p>#DIV/0!</text:p>
          </table:table-cell>
          <table:table-cell/>
          <table:table-cell office:value-type="float" office:value="0.707323169207698">
            <text:p>0.7073231692</text:p>
          </table:table-cell>
          <table:table-cell table:number-columns-repeated="2" office:value-type="float" office:value="0.829792551862034">
            <text:p>0.8297925519</text:p>
          </table:table-cell>
        </table:table-row>
        <table:table-row table:style-name="ro2">
          <table:table-cell office:value-type="string">
            <text:p>HDFC0198</text:p>
          </table:table-cell>
          <table:table-cell office:value-type="string">
            <text:p>6.74574744366e-06</text:p>
          </table:table-cell>
          <table:table-cell office:value-type="float" office:value="72.103">
            <text:p>72.103</text:p>
          </table:table-cell>
          <table:table-cell office:value-type="float" office:value="7.338">
            <text:p>7.338</text:p>
          </table:table-cell>
          <table:table-cell office:value-type="float" office:value="96.495">
            <text:p>96.495</text:p>
          </table:table-cell>
          <table:table-cell office:value-type="float" office:value="15.509">
            <text:p>15.509</text:p>
          </table:table-cell>
          <table:table-cell office:value-type="string">
            <text:p>1.06369729533e-05</text:p>
          </table:table-cell>
          <table:table-cell office:value-type="float" office:value="97.527">
            <text:p>97.527</text:p>
          </table:table-cell>
          <table:table-cell office:value-type="float" office:value="10.163">
            <text:p>10.163</text:p>
          </table:table-cell>
          <table:table-cell office:value-type="float" office:value="137.365">
            <text:p>137.365</text:p>
          </table:table-cell>
          <table:table-cell office:value-type="float" office:value="22.267">
            <text:p>22.267</text:p>
          </table:table-cell>
          <table:table-cell office:value-type="float" office:value="208.2">
            <text:p>208.2</text:p>
          </table:table-cell>
          <table:table-cell table:formula="of:=[.C16]/[.L16]" office:value-type="float" office:value="0.346316042267051">
            <text:p>0.3463160423</text:p>
          </table:table-cell>
          <table:table-cell table:formula="of:=[.H16]/[.L16]" office:value-type="float" office:value="0.46842939481268">
            <text:p>0.4684293948</text:p>
          </table:table-cell>
          <table:table-cell/>
          <table:table-cell office:value-type="float" office:value="0.297895584917821">
            <text:p>0.2978955849</text:p>
          </table:table-cell>
          <table:table-cell table:number-columns-repeated="2" office:value-type="float" office:value="0.486300354495649">
            <text:p>0.4863003545</text:p>
          </table:table-cell>
        </table:table-row>
        <table:table-row table:style-name="ro2">
          <table:table-cell office:value-type="string">
            <text:p>HDFC0214</text:p>
          </table:table-cell>
          <table:table-cell office:value-type="string">
            <text:p>1.22119661131e-05</text:p>
          </table:table-cell>
          <table:table-cell/>
          <table:table-cell table:number-columns-repeated="4"/>
          <table:table-cell/>
          <table:table-cell table:number-columns-repeated="3"/>
          <table:table-cell office:value-type="float" office:value="4418">
            <text:p>4418</text:p>
          </table:table-cell>
          <table:table-cell table:formula="of:=[.C17]/[.L17]" office:value-type="float" office:value="0">
            <text:p>0</text:p>
          </table:table-cell>
          <table:table-cell table:formula="of:=[.H17]/[.L17]" office:value-type="float" office:value="0">
            <text:p>0</text:p>
          </table:table-cell>
          <table:table-cell/>
          <table:table-cell office:value-type="float" office:value="0.231214635184003">
            <text:p>0.2312146352</text:p>
          </table:table-cell>
          <table:table-cell table:number-columns-repeated="2" office:value-type="float" office:value="0.398136566687939">
            <text:p>0.3981365667</text:p>
          </table:table-cell>
        </table:table-row>
        <table:table-row table:style-name="ro2">
          <table:table-cell office:value-type="string">
            <text:p>HDFC0217</text:p>
          </table:table-cell>
          <table:table-cell office:value-type="string">
            <text:p>8.58843699113e-06</text:p>
          </table:table-cell>
          <table:table-cell office:value-type="float" office:value="117.698">
            <text:p>117.698</text:p>
          </table:table-cell>
          <table:table-cell office:value-type="float" office:value="8.093">
            <text:p>8.093</text:p>
          </table:table-cell>
          <table:table-cell office:value-type="float" office:value="144.945">
            <text:p>144.945</text:p>
          </table:table-cell>
          <table:table-cell office:value-type="float" office:value="16.145">
            <text:p>16.145</text:p>
          </table:table-cell>
          <table:table-cell office:value-type="string">
            <text:p>1.0321381635e-05</text:p>
          </table:table-cell>
          <table:table-cell office:value-type="float" office:value="171.033">
            <text:p>171.033</text:p>
          </table:table-cell>
          <table:table-cell office:value-type="float" office:value="10.993">
            <text:p>10.993</text:p>
          </table:table-cell>
          <table:table-cell office:value-type="float" office:value="227.052">
            <text:p>227.052</text:p>
          </table:table-cell>
          <table:table-cell office:value-type="float" office:value="23.105">
            <text:p>23.105</text:p>
          </table:table-cell>
          <table:table-cell office:value-type="float" office:value="280">
            <text:p>280</text:p>
          </table:table-cell>
          <table:table-cell table:formula="of:=[.C18]/[.L18]" office:value-type="float" office:value="0.42035">
            <text:p>0.42035</text:p>
          </table:table-cell>
          <table:table-cell table:formula="of:=[.H18]/[.L18]" office:value-type="float" office:value="0.610832142857143">
            <text:p>0.6108321429</text:p>
          </table:table-cell>
          <table:table-cell/>
          <table:table-cell office:value-type="float" office:value="0.141946697566628">
            <text:p>0.1419466976</text:p>
          </table:table-cell>
          <table:table-cell table:number-columns-repeated="2" office:value-type="float" office:value="0.208574739281576">
            <text:p>0.2085747393</text:p>
          </table:table-cell>
        </table:table-row>
        <table:table-row table:style-name="ro2">
          <table:table-cell office:value-type="string">
            <text:p>HDFC0246</text:p>
          </table:table-cell>
          <table:table-cell office:value-type="string">
            <text:p>1.20666617025e-05</text:p>
          </table:table-cell>
          <table:table-cell office:value-type="float" office:value="135.957">
            <text:p>135.957</text:p>
          </table:table-cell>
          <table:table-cell office:value-type="float" office:value="11.345">
            <text:p>11.345</text:p>
          </table:table-cell>
          <table:table-cell office:value-type="float" office:value="155.297">
            <text:p>155.297</text:p>
          </table:table-cell>
          <table:table-cell office:value-type="float" office:value="21.493">
            <text:p>21.493</text:p>
          </table:table-cell>
          <table:table-cell office:value-type="string">
            <text:p>1.17270085421e-05</text:p>
          </table:table-cell>
          <table:table-cell office:value-type="float" office:value="150.446">
            <text:p>150.446</text:p>
          </table:table-cell>
          <table:table-cell office:value-type="float" office:value="11.967">
            <text:p>11.967</text:p>
          </table:table-cell>
          <table:table-cell office:value-type="float" office:value="167.848">
            <text:p>167.848</text:p>
          </table:table-cell>
          <table:table-cell office:value-type="float" office:value="22.312">
            <text:p>22.312</text:p>
          </table:table-cell>
          <table:table-cell office:value-type="float" office:value="158.9">
            <text:p>158.9</text:p>
          </table:table-cell>
          <table:table-cell table:formula="of:=[.C19]/[.L19]" office:value-type="float" office:value="0.855613593455003">
            <text:p>0.8556135935</text:p>
          </table:table-cell>
          <table:table-cell table:formula="of:=[.H19]/[.L19]" office:value-type="float" office:value="0.946796727501573">
            <text:p>0.9467967275</text:p>
          </table:table-cell>
          <table:table-cell/>
          <table:table-cell office:value-type="float" office:value="0.393379284649776">
            <text:p>0.3933792846</text:p>
          </table:table-cell>
          <table:table-cell table:number-columns-repeated="2" office:value-type="float" office:value="0.700845752608048">
            <text:p>0.7008457526</text:p>
          </table:table-cell>
        </table:table-row>
        <table:table-row table:style-name="ro2">
          <table:table-cell office:value-type="string">
            <text:p>HDFC0260</text:p>
          </table:table-cell>
          <table:table-cell office:value-type="string">
            <text:p>1.04254008286e-05</text:p>
          </table:table-cell>
          <table:table-cell office:value-type="float" office:value="559">
            <text:p>559</text:p>
          </table:table-cell>
          <table:table-cell office:value-type="float" office:value="0.013">
            <text:p>0.013</text:p>
          </table:table-cell>
          <table:table-cell office:value-type="float" office:value="624">
            <text:p>624</text:p>
          </table:table-cell>
          <table:table-cell office:value-type="float" office:value="0.024">
            <text:p>0.024</text:p>
          </table:table-cell>
          <table:table-cell office:value-type="string">
            <text:p>1.40900340047e-05</text:p>
          </table:table-cell>
          <table:table-cell office:value-type="float" office:value="663">
            <text:p>663</text:p>
          </table:table-cell>
          <table:table-cell office:value-type="float" office:value="14">
            <text:p>14</text:p>
          </table:table-cell>
          <table:table-cell office:value-type="float" office:value="708">
            <text:p>708</text:p>
          </table:table-cell>
          <table:table-cell office:value-type="float" office:value="25">
            <text:p>25</text:p>
          </table:table-cell>
          <table:table-cell office:value-type="float" office:value="601">
            <text:p>601</text:p>
          </table:table-cell>
          <table:table-cell table:formula="of:=[.C20]/[.L20]" office:value-type="float" office:value="0.930116472545757">
            <text:p>0.9301164725</text:p>
          </table:table-cell>
          <table:table-cell table:formula="of:=[.H20]/[.L20]" office:value-type="float" office:value="1.10316139767055">
            <text:p>1.1031613977</text:p>
          </table:table-cell>
          <table:table-cell/>
          <table:table-cell office:value-type="float" office:value="0.346316042267051">
            <text:p>0.3463160423</text:p>
          </table:table-cell>
          <table:table-cell table:number-columns-repeated="2" office:value-type="float" office:value="0.46842939481268">
            <text:p>0.4684293948</text:p>
          </table:table-cell>
        </table:table-row>
        <table:table-row table:style-name="ro2">
          <table:table-cell office:value-type="string">
            <text:p>HDFC0262</text:p>
          </table:table-cell>
          <table:table-cell office:value-type="string">
            <text:p>1.77657246229e-05</text:p>
          </table:table-cell>
          <table:table-cell/>
          <table:table-cell table:number-columns-repeated="4"/>
          <table:table-cell/>
          <table:table-cell table:number-columns-repeated="3"/>
          <table:table-cell office:value-type="float" office:value="2079">
            <text:p>2079</text:p>
          </table:table-cell>
          <table:table-cell table:formula="of:=[.C21]/[.L21]" office:value-type="float" office:value="0">
            <text:p>0</text:p>
          </table:table-cell>
          <table:table-cell table:formula="of:=[.H21]/[.L21]" office:value-type="float" office:value="0">
            <text:p>0</text:p>
          </table:table-cell>
          <table:table-cell/>
          <table:table-cell office:value-type="float" office:value="0.42035">
            <text:p>0.42035</text:p>
          </table:table-cell>
          <table:table-cell table:number-columns-repeated="2" office:value-type="float" office:value="0.610832142857143">
            <text:p>0.6108321429</text:p>
          </table:table-cell>
        </table:table-row>
        <table:table-row table:style-name="ro2">
          <table:table-cell office:value-type="string">
            <text:p>HDFC0265</text:p>
          </table:table-cell>
          <table:table-cell office:value-type="string">
            <text:p>8.83365987247e-06</text:p>
          </table:table-cell>
          <table:table-cell office:value-type="float" office:value="110.501">
            <text:p>110.501</text:p>
          </table:table-cell>
          <table:table-cell office:value-type="float" office:value="9.482">
            <text:p>9.482</text:p>
          </table:table-cell>
          <table:table-cell office:value-type="float" office:value="163.637">
            <text:p>163.637</text:p>
          </table:table-cell>
          <table:table-cell office:value-type="float" office:value="21.528">
            <text:p>21.528</text:p>
          </table:table-cell>
          <table:table-cell office:value-type="string">
            <text:p>1.03466355378e-05</text:p>
          </table:table-cell>
          <table:table-cell office:value-type="float" office:value="129">
            <text:p>129</text:p>
          </table:table-cell>
          <table:table-cell office:value-type="float" office:value="10.557">
            <text:p>10.557</text:p>
          </table:table-cell>
          <table:table-cell office:value-type="float" office:value="190.337">
            <text:p>190.337</text:p>
          </table:table-cell>
          <table:table-cell office:value-type="float" office:value="23.905">
            <text:p>23.905</text:p>
          </table:table-cell>
          <table:table-cell office:value-type="float" office:value="170.8">
            <text:p>170.8</text:p>
          </table:table-cell>
          <table:table-cell table:formula="of:=[.C22]/[.L22]" office:value-type="float" office:value="0.646961358313817">
            <text:p>0.6469613583</text:p>
          </table:table-cell>
          <table:table-cell table:formula="of:=[.H22]/[.L22]" office:value-type="float" office:value="0.755269320843091">
            <text:p>0.7552693208</text:p>
          </table:table-cell>
          <table:table-cell/>
          <table:table-cell office:value-type="float" office:value="0.855613593455003">
            <text:p>0.8556135935</text:p>
          </table:table-cell>
          <table:table-cell table:number-columns-repeated="2" office:value-type="float" office:value="0.946796727501573">
            <text:p>0.9467967275</text:p>
          </table:table-cell>
        </table:table-row>
        <table:table-row table:style-name="ro2">
          <table:table-cell office:value-type="string">
            <text:p>HDFC0269</text:p>
          </table:table-cell>
          <table:table-cell office:value-type="string">
            <text:p>9.42619220267e-06</text:p>
          </table:table-cell>
          <table:table-cell office:value-type="float" office:value="186.436">
            <text:p>186.436</text:p>
          </table:table-cell>
          <table:table-cell office:value-type="float" office:value="9.774">
            <text:p>9.774</text:p>
          </table:table-cell>
          <table:table-cell office:value-type="float" office:value="226.101">
            <text:p>226.101</text:p>
          </table:table-cell>
          <table:table-cell office:value-type="float" office:value="19.293">
            <text:p>19.293</text:p>
          </table:table-cell>
          <table:table-cell office:value-type="string">
            <text:p>1.20273387974e-05</text:p>
          </table:table-cell>
          <table:table-cell office:value-type="float" office:value="236">
            <text:p>236</text:p>
          </table:table-cell>
          <table:table-cell office:value-type="float" office:value="11">
            <text:p>11</text:p>
          </table:table-cell>
          <table:table-cell office:value-type="float" office:value="274">
            <text:p>274</text:p>
          </table:table-cell>
          <table:table-cell office:value-type="float" office:value="22">
            <text:p>22</text:p>
          </table:table-cell>
          <table:table-cell office:value-type="float" office:value="323.7">
            <text:p>323.7</text:p>
          </table:table-cell>
          <table:table-cell table:formula="of:=[.C23]/[.L23]" office:value-type="float" office:value="0.575953042940995">
            <text:p>0.5759530429</text:p>
          </table:table-cell>
          <table:table-cell table:formula="of:=[.H23]/[.L23]" office:value-type="float" office:value="0.729070126660488">
            <text:p>0.7290701267</text:p>
          </table:table-cell>
          <table:table-cell/>
          <table:table-cell office:value-type="float" office:value="0.930116472545757">
            <text:p>0.9301164725</text:p>
          </table:table-cell>
          <table:table-cell table:number-columns-repeated="2" office:value-type="float" office:value="1.10316139767055">
            <text:p>1.1031613977</text:p>
          </table:table-cell>
        </table:table-row>
        <table:table-row table:style-name="ro2">
          <table:table-cell office:value-type="string">
            <text:p>HDFC0274</text:p>
          </table:table-cell>
          <table:table-cell office:value-type="string">
            <text:p>9.7267936017e-06</text:p>
          </table:table-cell>
          <table:table-cell office:value-type="float" office:value="80.399">
            <text:p>80.399</text:p>
          </table:table-cell>
          <table:table-cell office:value-type="float" office:value="9.787">
            <text:p>9.787</text:p>
          </table:table-cell>
          <table:table-cell office:value-type="float" office:value="110.143">
            <text:p>110.143</text:p>
          </table:table-cell>
          <table:table-cell office:value-type="float" office:value="21.029">
            <text:p>21.029</text:p>
          </table:table-cell>
          <table:table-cell office:value-type="string">
            <text:p>1.15703742427e-05</text:p>
          </table:table-cell>
          <table:table-cell office:value-type="float" office:value="100.252">
            <text:p>100.252</text:p>
          </table:table-cell>
          <table:table-cell office:value-type="float" office:value="12.197">
            <text:p>12.197</text:p>
          </table:table-cell>
          <table:table-cell office:value-type="float" office:value="133.008">
            <text:p>133.008</text:p>
          </table:table-cell>
          <table:table-cell office:value-type="float" office:value="25.623">
            <text:p>25.623</text:p>
          </table:table-cell>
          <table:table-cell office:value-type="float" office:value="127.4">
            <text:p>127.4</text:p>
          </table:table-cell>
          <table:table-cell table:formula="of:=[.C24]/[.L24]" office:value-type="float" office:value="0.63107535321821">
            <text:p>0.6310753532</text:p>
          </table:table-cell>
          <table:table-cell table:formula="of:=[.H24]/[.L24]" office:value-type="float" office:value="0.78690737833595">
            <text:p>0.7869073783</text:p>
          </table:table-cell>
          <table:table-cell/>
          <table:table-cell office:value-type="float" office:value="0.646961358313817">
            <text:p>0.6469613583</text:p>
          </table:table-cell>
          <table:table-cell table:number-columns-repeated="2" office:value-type="float" office:value="0.755269320843091">
            <text:p>0.7552693208</text:p>
          </table:table-cell>
        </table:table-row>
        <table:table-row table:style-name="ro2">
          <table:table-cell office:value-type="string">
            <text:p>HDFC0277</text:p>
          </table:table-cell>
          <table:table-cell office:value-type="string">
            <text:p>1.0524758743e-05</text:p>
          </table:table-cell>
          <table:table-cell office:value-type="float" office:value="350">
            <text:p>350</text:p>
          </table:table-cell>
          <table:table-cell office:value-type="float" office:value="0.011">
            <text:p>0.011</text:p>
          </table:table-cell>
          <table:table-cell office:value-type="float" office:value="386">
            <text:p>386</text:p>
          </table:table-cell>
          <table:table-cell office:value-type="float" office:value="0.019">
            <text:p>0.019</text:p>
          </table:table-cell>
          <table:table-cell office:value-type="string">
            <text:p>1.17324293535e-05</text:p>
          </table:table-cell>
          <table:table-cell office:value-type="float" office:value="406">
            <text:p>406</text:p>
          </table:table-cell>
          <table:table-cell office:value-type="float" office:value="13">
            <text:p>13</text:p>
          </table:table-cell>
          <table:table-cell office:value-type="float" office:value="461">
            <text:p>461</text:p>
          </table:table-cell>
          <table:table-cell office:value-type="float" office:value="24">
            <text:p>24</text:p>
          </table:table-cell>
          <table:table-cell office:value-type="float" office:value="347.3">
            <text:p>347.3</text:p>
          </table:table-cell>
          <table:table-cell table:formula="of:=[.C25]/[.L25]" office:value-type="float" office:value="1.00777425856608">
            <text:p>1.0077742586</text:p>
          </table:table-cell>
          <table:table-cell table:formula="of:=[.H25]/[.L25]" office:value-type="float" office:value="1.16901813993665">
            <text:p>1.1690181399</text:p>
          </table:table-cell>
          <table:table-cell/>
          <table:table-cell office:value-type="float" office:value="0.575953042940995">
            <text:p>0.5759530429</text:p>
          </table:table-cell>
          <table:table-cell table:number-columns-repeated="2" office:value-type="float" office:value="0.729070126660488">
            <text:p>0.7290701267</text:p>
          </table:table-cell>
        </table:table-row>
        <table:table-row table:style-name="ro2">
          <table:table-cell office:value-type="string">
            <text:p>HDFC0291</text:p>
          </table:table-cell>
          <table:table-cell office:value-type="string">
            <text:p>1.13057034366e-05</text:p>
          </table:table-cell>
          <table:table-cell office:value-type="float" office:value="106.766">
            <text:p>106.766</text:p>
          </table:table-cell>
          <table:table-cell office:value-type="float" office:value="10.679">
            <text:p>10.679</text:p>
          </table:table-cell>
          <table:table-cell office:value-type="float" office:value="139.62">
            <text:p>139.62</text:p>
          </table:table-cell>
          <table:table-cell office:value-type="float" office:value="22.211">
            <text:p>22.211</text:p>
          </table:table-cell>
          <table:table-cell office:value-type="string">
            <text:p>1.15445200014e-05</text:p>
          </table:table-cell>
          <table:table-cell office:value-type="float" office:value="121.46">
            <text:p>121.46</text:p>
          </table:table-cell>
          <table:table-cell office:value-type="float" office:value="12.445">
            <text:p>12.445</text:p>
          </table:table-cell>
          <table:table-cell office:value-type="float" office:value="158.748">
            <text:p>158.748</text:p>
          </table:table-cell>
          <table:table-cell office:value-type="float" office:value="25.874">
            <text:p>25.874</text:p>
          </table:table-cell>
          <table:table-cell office:value-type="float" office:value="4989">
            <text:p>4989</text:p>
          </table:table-cell>
          <table:table-cell table:formula="of:=[.C26]/[.L26]" office:value-type="float" office:value="0.0214002806173582">
            <text:p>0.0214002806</text:p>
          </table:table-cell>
          <table:table-cell table:formula="of:=[.H26]/[.L26]" office:value-type="float" office:value="0.0243455602325115">
            <text:p>0.0243455602</text:p>
          </table:table-cell>
          <table:table-cell/>
          <table:table-cell office:value-type="float" office:value="0.63107535321821">
            <text:p>0.6310753532</text:p>
          </table:table-cell>
          <table:table-cell table:number-columns-repeated="2" office:value-type="float" office:value="0.78690737833595">
            <text:p>0.7869073783</text:p>
          </table:table-cell>
        </table:table-row>
        <table:table-row table:style-name="ro2">
          <table:table-cell office:value-type="string">
            <text:p>HDFC0330</text:p>
          </table:table-cell>
          <table:table-cell office:value-type="string">
            <text:p>9.45907128974e-06</text:p>
          </table:table-cell>
          <table:table-cell office:value-type="float" office:value="58.536">
            <text:p>58.536</text:p>
          </table:table-cell>
          <table:table-cell office:value-type="float" office:value="9.713">
            <text:p>9.713</text:p>
          </table:table-cell>
          <table:table-cell office:value-type="float" office:value="107.348">
            <text:p>107.348</text:p>
          </table:table-cell>
          <table:table-cell office:value-type="float" office:value="25.755">
            <text:p>25.755</text:p>
          </table:table-cell>
          <table:table-cell office:value-type="string">
            <text:p>1.29659854152e-05</text:p>
          </table:table-cell>
          <table:table-cell office:value-type="float" office:value="82.105">
            <text:p>82.105</text:p>
          </table:table-cell>
          <table:table-cell office:value-type="float" office:value="13.716">
            <text:p>13.716</text:p>
          </table:table-cell>
          <table:table-cell office:value-type="float" office:value="160.969">
            <text:p>160.969</text:p>
          </table:table-cell>
          <table:table-cell office:value-type="float" office:value="38.22">
            <text:p>38.22</text:p>
          </table:table-cell>
          <table:table-cell office:value-type="float" office:value="686.7">
            <text:p>686.7</text:p>
          </table:table-cell>
          <table:table-cell table:formula="of:=[.C27]/[.L27]" office:value-type="float" office:value="0.0852424639580603">
            <text:p>0.085242464</text:p>
          </table:table-cell>
          <table:table-cell table:formula="of:=[.H27]/[.L27]" office:value-type="float" office:value="0.119564584243483">
            <text:p>0.1195645842</text:p>
          </table:table-cell>
          <table:table-cell/>
          <table:table-cell office:value-type="float" office:value="1.00777425856608">
            <text:p>1.0077742586</text:p>
          </table:table-cell>
          <table:table-cell office:value-type="float" office:value="1.16901813993665">
            <text:p>1.1690181399</text:p>
          </table:table-cell>
          <table:table-cell office:value-type="float" office:value="0.0243455602325115">
            <text:p>0.0243455602</text:p>
          </table:table-cell>
        </table:table-row>
        <table:table-row table:style-name="ro2">
          <table:table-cell table:number-columns-repeated="11"/>
          <table:table-cell office:value-type="float" office:value="298.2">
            <text:p>298.2</text:p>
          </table:table-cell>
          <table:table-cell table:formula="of:=MEDIAN([.M4:.M27])" office:value-type="float" office:value="0">
            <text:p>#DIV/0!</text:p>
          </table:table-cell>
          <table:table-cell table:number-columns-repeated="2"/>
          <table:table-cell office:value-type="float" office:value="0.0214002806173582">
            <text:p>0.0214002806</text:p>
          </table:table-cell>
          <table:table-cell office:value-type="float" office:value="0.0243455602325115">
            <text:p>0.0243455602</text:p>
          </table:table-cell>
          <table:table-cell office:value-type="float" office:value="0.119564584243483">
            <text:p>0.1195645842</text:p>
          </table:table-cell>
        </table:table-row>
        <table:table-row table:style-name="ro2">
          <table:table-cell table:number-columns-repeated="11"/>
          <table:table-cell office:value-type="float" office:value="235.5">
            <text:p>235.5</text:p>
          </table:table-cell>
          <table:table-cell table:number-columns-repeated="3"/>
          <table:table-cell office:value-type="float" office:value="0.0852424639580603">
            <text:p>0.085242464</text:p>
          </table:table-cell>
          <table:table-cell office:value-type="float" office:value="0.119564584243483">
            <text:p>0.1195645842</text:p>
          </table:table-cell>
          <table:table-cell table:formula="of:=MEDIAN([.R11:.R28])" office:value-type="float" office:value="0.6273091873706">
            <text:p>0.6273091874</text:p>
          </table:table-cell>
        </table:table-row>
        <table:table-row table:style-name="ro2">
          <table:table-cell table:number-columns-repeated="11"/>
          <table:table-cell office:value-type="float" office:value="208.2">
            <text:p>208.2</text:p>
          </table:table-cell>
          <table:table-cell table:number-columns-repeated="2"/>
          <table:table-cell office:value-type="string">
            <text:p>MEDIAN</text:p>
          </table:table-cell>
          <table:table-cell table:style-name="ce1" table:formula="of:=MEDIAN([.P10:.P29])" office:value-type="float" office:value="0.492444642975316">
            <text:p>0.492444643</text:p>
          </table:table-cell>
          <table:table-cell table:style-name="ce1" table:formula="of:=MEDIAN([.Q10:.Q29])" office:value-type="float" office:value="0.672315992246053">
            <text:p>0.6723159922</text:p>
          </table:table-cell>
          <table:table-cell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1">31/08/2017</text:date>, <text:time>17:5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Radcliffe</meta:initial-creator>
    <meta:creation-date>2017-08-31T14:51:16</meta:creation-date>
    <dc:date>2017-08-31T17:58:30</dc:date>
    <dc:creator>Jack Radcliffe</dc:creator>
    <meta:editing-duration>PT5M13S</meta:editing-duration>
    <meta:editing-cycles>1</meta:editing-cycles>
    <meta:document-statistic meta:table-count="3" meta:cell-count="422" meta:object-count="0"/>
    <meta:generator>OpenOffice/4.1.2$Unix OpenOffice.org_project/412m3$Build-9782</meta:generator>
  </office:meta>
</office:document-meta>
</file>